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2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3.191cm"/>
    </style:style>
    <style:style style:name="co14" style:family="table-column">
      <style:table-column-properties fo:break-before="auto" style:column-width="10.282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10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 fo:hyphenate="true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29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3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64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7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72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3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text-line-through-style="none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8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  <style:map style:condition="cell-content()&lt;[$Hoja1.$N$17]" style:apply-style-name="Sin_20_nombre2" style:base-cell-address="Hoja1.O15"/>
    </style:style>
    <style:style style:name="ce9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order-bottom="0.002cm solid #000000" fo:background-color="#c0c0c0" style:text-align-source="fix" style:repeat-content="false" fo:wrap-option="wrap" fo:border-left="none" fo:border-right="none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order-bottom="0.002cm solid #000000" fo:border-left="none" fo:border-right="none" fo:border-top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none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-bottom="none" fo:background-color="#c0c0c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20"/>
        <table:table-column table:style-name="co1" table:number-columns-repeated="99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1" table:number-rows-spanned="2">
            <text:p>SUChAI – PAYLOADS' BOARD PART LIST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1" table:number-rows-spanned="1">
            <text:p>Elements on payloads board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4" office:value-type="string">
            <text:p>Item</text:p>
          </table:table-cell>
          <table:table-cell table:style-name="ce24" office:value-type="string">
            <text:p>Manufacturer</text:p>
          </table:table-cell>
          <table:table-cell table:style-name="ce24" office:value-type="string">
            <text:p>Manufacturer Nº/Code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Library</text:p>
          </table:table-cell>
          <table:table-cell table:style-name="ce24" office:value-type="string">
            <text:p>Package</text:p>
          </table:table-cell>
          <table:table-cell table:style-name="ce24" office:value-type="string">
            <text:p>Digikey's Number</text:p>
          </table:table-cell>
          <table:table-cell table:style-name="ce24" office:value-type="string">
            <text:p>RSChile's Number</text:p>
          </table:table-cell>
          <table:table-cell table:style-name="ce24"/>
          <table:table-cell table:style-name="ce24" office:value-type="string" table:number-columns-spanned="2" table:number-rows-spanned="1">
            <text:p>Price </text:p>
          </table:table-cell>
          <table:covered-table-cell table:style-name="ce24"/>
          <table:table-cell table:style-name="ce24"/>
          <table:table-cell table:style-name="ce24" office:value-type="string">
            <text:p>Qty</text:p>
          </table:table-cell>
          <table:table-cell table:style-name="ce24" office:value-type="string">
            <text:p>Qty Avail@Lab</text:p>
          </table:table-cell>
          <table:table-cell table:style-name="ce24"/>
          <table:table-cell table:style-name="ce24" office:value-type="string">
            <text:p>Description</text:p>
          </table:table-cell>
          <table:table-cell table:style-name="ce24" office:value-type="string" table:number-columns-spanned="7" table:number-rows-spanned="1">
            <text:p>Used in</text:p>
          </table:table-cell>
          <table:covered-table-cell table:number-columns-repeated="6" table:style-name="ce102"/>
          <table:table-cell table:style-name="ce103"/>
          <table:table-cell table:number-columns-repeated="999"/>
        </table:table-row>
        <table:table-row table:style-name="ro1">
          <table:table-cell/>
          <table:table-cell table:style-name="ce5"/>
          <table:table-cell table:style-name="ce25" table:number-columns-repeated="8"/>
          <table:table-cell table:style-name="ce25" office:value-type="string">
            <text:p>USD</text:p>
          </table:table-cell>
          <table:table-cell table:style-name="ce25" office:value-type="string">
            <text:p>CLP</text:p>
          </table:table-cell>
          <table:table-cell table:style-name="ce25" table:number-columns-repeated="2"/>
          <table:table-cell table:style-name="ce83" office:value-type="date" office:date-value="2013-07-10">
            <text:p>10/07/13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amera</text:p>
          </table:table-cell>
          <table:table-cell table:style-name="ce25" office:value-type="string">
            <text:p>Antennas</text:p>
          </table:table-cell>
          <table:table-cell table:style-name="ce25" office:value-type="string">
            <text:p>Magnetorquer</text:p>
          </table:table-cell>
          <table:table-cell table:style-name="ce25" office:value-type="string">
            <text:p>Physics Exp</text:p>
          </table:table-cell>
          <table:table-cell table:style-name="ce25" office:value-type="string">
            <text:p>Gyro</text:p>
          </table:table-cell>
          <table:table-cell table:style-name="ce25" office:value-type="string">
            <text:p>Temp sensor</text:p>
          </table:table-cell>
          <table:table-cell table:style-name="ce104" office:value-type="string">
            <text:p>Cubesat BUS</text:p>
          </table:table-cell>
          <table:table-cell table:number-columns-repeated="999"/>
        </table:table-row>
        <table:table-row table:style-name="ro3">
          <table:table-cell/>
          <table:table-cell table:style-name="ce6" office:value-type="string" table:number-columns-spanned="1" table:number-rows-spanned="2">
            <text:p>ANT1 – ANT2 – CHECK_ANT</text:p>
          </table:table-cell>
          <table:table-cell table:style-name="ce26" office:value-type="string">
            <text:p>Hirose</text:p>
          </table:table-cell>
          <table:table-cell table:style-name="ce41" office:value-type="string">
            <text:p>DF13-6P-1.25DSA</text:p>
          </table:table-cell>
          <table:table-cell table:style-name="ce55" table:number-columns-repeated="3"/>
          <table:table-cell table:style-name="ce41" office:value-type="string">
            <text:p>H2195-ND </text:p>
          </table:table-cell>
          <table:table-cell table:style-name="ce41" office:value-type="string">
            <text:p>503-7928 </text:p>
          </table:table-cell>
          <table:table-cell table:style-name="ce55"/>
          <table:table-cell table:style-name="ce55" office:value-type="float" office:value="0.67">
            <text:p>0,67</text:p>
          </table:table-cell>
          <table:table-cell table:style-name="ce55" office:value-type="float" office:value="3828">
            <text:p>3828</text:p>
          </table:table-cell>
          <table:table-cell table:style-name="ce55"/>
          <table:table-cell table:style-name="ce26" office:value-type="float" office:value="2" table:number-columns-spanned="1" table:number-rows-spanned="2">
            <text:p>2</text:p>
          </table:table-cell>
          <table:table-cell table:style-name="ce84" office:value-type="float" office:value="0">
            <text:p>0</text:p>
          </table:table-cell>
          <table:table-cell table:style-name="ce25"/>
          <table:table-cell table:style-name="ce90" office:value-type="string">
            <text:p>Through hole straigth</text:p>
          </table:table-cell>
          <table:table-cell table:style-name="ce25" table:number-columns-repeated="7"/>
          <table:table-cell table:style-name="ce104"/>
          <table:table-cell table:number-columns-repeated="999"/>
        </table:table-row>
        <table:table-row table:style-name="ro3">
          <table:table-cell/>
          <table:covered-table-cell table:style-name="ce7"/>
          <table:table-cell table:style-name="ce27" office:value-type="string">
            <text:p>Hirose</text:p>
          </table:table-cell>
          <table:table-cell table:style-name="ce42" office:value-type="string">
            <text:p>DF13-6P-1.25DS(20)</text:p>
          </table:table-cell>
          <table:table-cell table:style-name="ce56" table:number-columns-repeated="3"/>
          <table:table-cell table:style-name="ce42" office:value-type="string">
            <text:p>H2203-ND </text:p>
          </table:table-cell>
          <table:table-cell table:style-name="ce42" office:value-type="string">
            <text:p>503-8072 </text:p>
          </table:table-cell>
          <table:table-cell table:style-name="ce56"/>
          <table:table-cell table:style-name="ce56" office:value-type="float" office:value="0.92">
            <text:p>0,92</text:p>
          </table:table-cell>
          <table:table-cell table:style-name="ce61" office:value-type="float" office:value="506">
            <text:p>506</text:p>
          </table:table-cell>
          <table:table-cell table:style-name="ce26"/>
          <table:covered-table-cell table:style-name="ce26"/>
          <table:table-cell table:style-name="ce85" office:value-type="float" office:value="4">
            <text:p>4</text:p>
          </table:table-cell>
          <table:table-cell table:style-name="ce25"/>
          <table:table-cell table:style-name="ce90" office:value-type="string">
            <text:p>Through hole rigth angle</text:p>
          </table:table-cell>
          <table:table-cell table:style-name="ce25" table:number-columns-repeated="7"/>
          <table:table-cell table:style-name="ce104"/>
          <table:table-cell table:number-columns-repeated="999"/>
        </table:table-row>
        <table:table-row table:style-name="ro1">
          <table:table-cell/>
          <table:table-cell table:style-name="ce8" office:value-type="string">
            <text:p>ANT1</text:p>
          </table:table-cell>
          <table:table-cell table:style-name="ce28" office:value-type="string" table:number-columns-spanned="1" table:number-rows-spanned="4">
            <text:p>Hirose</text:p>
          </table:table-cell>
          <table:table-cell table:style-name="ce43" office:value-type="string" table:number-columns-spanned="1" table:number-rows-spanned="4">
            <text:p>DF13-2P-1.25DS(20) </text:p>
          </table:table-cell>
          <table:table-cell table:style-name="ce28" office:value-type="string" table:number-columns-spanned="1" table:number-rows-spanned="4">
            <text:p>-</text:p>
          </table:table-cell>
          <table:table-cell table:style-name="ce28" office:value-type="string" table:number-columns-spanned="1" table:number-rows-spanned="4">
            <text:p>SUCHAI</text:p>
          </table:table-cell>
          <table:table-cell table:style-name="ce28" office:value-type="string" table:number-columns-spanned="1" table:number-rows-spanned="4">
            <text:p>DF-13</text:p>
          </table:table-cell>
          <table:table-cell table:style-name="ce43" office:value-type="string" table:number-columns-spanned="1" table:number-rows-spanned="4">
            <text:p>H2199-ND </text:p>
          </table:table-cell>
          <table:table-cell table:style-name="ce43" office:value-type="string" table:number-columns-spanned="1" table:number-rows-spanned="4">
            <text:p>503-8038 </text:p>
          </table:table-cell>
          <table:table-cell table:style-name="ce58"/>
          <table:table-cell table:style-name="ce28" office:value-type="float" office:value="0.71" table:number-columns-spanned="1" table:number-rows-spanned="4">
            <text:p>0,71</text:p>
          </table:table-cell>
          <table:table-cell table:style-name="ce28" office:value-type="float" office:value="498" table:number-columns-spanned="1" table:number-rows-spanned="4">
            <text:p>498</text:p>
          </table:table-cell>
          <table:table-cell table:style-name="ce62"/>
          <table:table-cell table:style-name="ce70" office:value-type="float" office:value="4" table:number-columns-spanned="1" table:number-rows-spanned="4">
            <text:p>4</text:p>
          </table:table-cell>
          <table:table-cell table:style-name="ce86" office:value-type="float" office:value="10" table:number-columns-spanned="1" table:number-rows-spanned="4">
            <text:p>10</text:p>
          </table:table-cell>
          <table:table-cell table:style-name="ce66"/>
          <table:table-cell table:style-name="ce91" office:value-type="string">
            <text:p>Male connector for resistor associated to antenna 1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05"/>
          <table:table-cell table:number-columns-repeated="999"/>
        </table:table-row>
        <table:table-row table:style-name="ro1">
          <table:table-cell/>
          <table:table-cell table:style-name="ce9" office:value-type="string">
            <text:p>ANT2</text:p>
          </table:table-cell>
          <table:covered-table-cell table:style-name="ce29" office:value-type="string">
            <text:p>Hirose</text:p>
          </table:covered-table-cell>
          <table:covered-table-cell table:style-name="ce44" office:value-type="string">
            <text:p>DF13-2P-1.25DS(20) </text:p>
          </table:covered-table-cell>
          <table:covered-table-cell table:style-name="ce29" office:value-type="string">
            <text:p>-</text:p>
          </table:covered-table-cell>
          <table:covered-table-cell table:style-name="ce29" office:value-type="string">
            <text:p>SUCHAI</text:p>
          </table:covered-table-cell>
          <table:covered-table-cell table:style-name="ce29" office:value-type="string">
            <text:p>DF-13</text:p>
          </table:covered-table-cell>
          <table:covered-table-cell table:style-name="ce44" office:value-type="string">
            <text:p>H2199-ND </text:p>
          </table:covered-table-cell>
          <table:covered-table-cell table:style-name="ce44" office:value-type="string">
            <text:p>503-8038 </text:p>
          </table:covered-table-cell>
          <table:table-cell table:style-name="ce29"/>
          <table:covered-table-cell table:style-name="ce29" office:value-type="float" office:value="0.71">
            <text:p>0,71</text:p>
          </table:covered-table-cell>
          <table:covered-table-cell table:style-name="ce29" office:value-type="float" office:value="498">
            <text:p>498</text:p>
          </table:covered-table-cell>
          <table:table-cell table:style-name="ce63"/>
          <table:covered-table-cell table:style-name="ce71"/>
          <table:covered-table-cell table:style-name="ce87"/>
          <table:table-cell table:style-name="ce67"/>
          <table:table-cell table:style-name="ce92" office:value-type="string">
            <text:p>Male connector for resistor associated to antenna 2</text:p>
          </table:table-cell>
          <table:table-cell table:style-name="ce67" table:number-columns-repeated="2"/>
          <table:table-cell table:style-name="ce67" office:value-type="string">
            <text:p>x</text:p>
          </table:table-cell>
          <table:table-cell table:style-name="ce67" table:number-columns-repeated="4"/>
          <table:table-cell table:style-name="ce106"/>
          <table:table-cell table:number-columns-repeated="999"/>
        </table:table-row>
        <table:table-row table:style-name="ro1">
          <table:table-cell/>
          <table:table-cell table:style-name="ce9" office:value-type="string">
            <text:p>CHECK_ANT</text:p>
          </table:table-cell>
          <table:covered-table-cell table:style-name="ce29" office:value-type="string">
            <text:p>Hirose</text:p>
          </table:covered-table-cell>
          <table:covered-table-cell table:style-name="ce44" office:value-type="string">
            <text:p>DF13-2P-1.25DS(20) </text:p>
          </table:covered-table-cell>
          <table:covered-table-cell table:style-name="ce29" office:value-type="string">
            <text:p>-</text:p>
          </table:covered-table-cell>
          <table:covered-table-cell table:style-name="ce29" office:value-type="string">
            <text:p>SUCHAI</text:p>
          </table:covered-table-cell>
          <table:covered-table-cell table:style-name="ce29" office:value-type="string">
            <text:p>DF-13</text:p>
          </table:covered-table-cell>
          <table:covered-table-cell table:style-name="ce44" office:value-type="string">
            <text:p>H2199-ND </text:p>
          </table:covered-table-cell>
          <table:covered-table-cell table:style-name="ce44" office:value-type="string">
            <text:p>503-8038 </text:p>
          </table:covered-table-cell>
          <table:table-cell table:style-name="ce29"/>
          <table:covered-table-cell table:style-name="ce29" office:value-type="float" office:value="0.71">
            <text:p>0,71</text:p>
          </table:covered-table-cell>
          <table:covered-table-cell table:style-name="ce29" office:value-type="float" office:value="498">
            <text:p>498</text:p>
          </table:covered-table-cell>
          <table:table-cell table:style-name="ce63"/>
          <table:covered-table-cell table:style-name="ce71"/>
          <table:covered-table-cell table:style-name="ce87"/>
          <table:table-cell table:style-name="ce67"/>
          <table:table-cell table:style-name="ce92" office:value-type="string">
            <text:p>Male connector for check antenna deployment</text:p>
          </table:table-cell>
          <table:table-cell table:style-name="ce67" table:number-columns-repeated="2"/>
          <table:table-cell table:style-name="ce67" office:value-type="string">
            <text:p>x</text:p>
          </table:table-cell>
          <table:table-cell table:style-name="ce67" table:number-columns-repeated="4"/>
          <table:table-cell table:style-name="ce106"/>
          <table:table-cell table:number-columns-repeated="999"/>
        </table:table-row>
        <table:table-row table:style-name="ro1">
          <table:table-cell/>
          <table:table-cell table:style-name="ce10" office:value-type="string">
            <text:p>MAG</text:p>
          </table:table-cell>
          <table:covered-table-cell table:style-name="ce30" office:value-type="string">
            <text:p>Hirose</text:p>
          </table:covered-table-cell>
          <table:covered-table-cell table:style-name="ce45" office:value-type="string">
            <text:p>DF13-2P-1.25DS(20) </text:p>
          </table:covered-table-cell>
          <table:covered-table-cell table:style-name="ce30" office:value-type="string">
            <text:p>-</text:p>
          </table:covered-table-cell>
          <table:covered-table-cell table:style-name="ce30" office:value-type="string">
            <text:p>SUCHAI</text:p>
          </table:covered-table-cell>
          <table:covered-table-cell table:style-name="ce30" office:value-type="string">
            <text:p>DF-13</text:p>
          </table:covered-table-cell>
          <table:covered-table-cell table:style-name="ce45" office:value-type="string">
            <text:p>H2199-ND </text:p>
          </table:covered-table-cell>
          <table:covered-table-cell table:style-name="ce45" office:value-type="string">
            <text:p>503-8038 </text:p>
          </table:covered-table-cell>
          <table:table-cell table:style-name="ce30"/>
          <table:covered-table-cell table:style-name="ce30" office:value-type="float" office:value="0.71">
            <text:p>0,71</text:p>
          </table:covered-table-cell>
          <table:covered-table-cell table:style-name="ce30" office:value-type="float" office:value="498">
            <text:p>498</text:p>
          </table:covered-table-cell>
          <table:table-cell table:style-name="ce64"/>
          <table:covered-table-cell table:style-name="ce72"/>
          <table:covered-table-cell table:style-name="ce88"/>
          <table:table-cell table:style-name="ce68"/>
          <table:table-cell table:style-name="ce93" office:value-type="string">
            <text:p>Male connector for magnetorquer</text:p>
          </table:table-cell>
          <table:table-cell table:style-name="ce68" table:number-columns-repeated="3"/>
          <table:table-cell table:style-name="ce68" office:value-type="string">
            <text:p>x</text:p>
          </table:table-cell>
          <table:table-cell table:style-name="ce68" table:number-columns-repeated="3"/>
          <table:table-cell table:style-name="ce107"/>
          <table:table-cell table:number-columns-repeated="999"/>
        </table:table-row>
        <table:table-row table:style-name="ro1">
          <table:table-cell/>
          <table:table-cell table:style-name="ce11" office:value-type="string">
            <text:p>C1</text:p>
          </table:table-cell>
          <table:table-cell table:style-name="ce31" office:value-type="string" table:number-columns-spanned="1" table:number-rows-spanned="15">
            <text:p>AVX</text:p>
          </table:table-cell>
          <table:table-cell table:style-name="ce46" office:value-type="string" table:number-columns-spanned="1" table:number-rows-spanned="15">
            <text:p>08053C104KAT2A </text:p>
          </table:table-cell>
          <table:table-cell table:style-name="ce31" office:value-type="string" table:number-columns-spanned="1" table:number-rows-spanned="15">
            <text:p>0.1uf</text:p>
          </table:table-cell>
          <table:table-cell table:style-name="ce31" office:value-type="string" table:number-columns-spanned="1" table:number-rows-spanned="15">
            <text:p>rcl</text:p>
          </table:table-cell>
          <table:table-cell table:style-name="ce31" office:value-type="string" table:number-columns-spanned="1" table:number-rows-spanned="15">
            <text:p>C0805</text:p>
          </table:table-cell>
          <table:table-cell table:style-name="ce46" office:value-type="string" table:number-columns-spanned="1" table:number-rows-spanned="15">
            <text:p>478-3755-1-ND</text:p>
          </table:table-cell>
          <table:table-cell table:style-name="ce46" office:value-type="string" table:number-columns-spanned="1" table:number-rows-spanned="15">
            <text:p>390-990 </text:p>
          </table:table-cell>
          <table:table-cell table:style-name="ce31"/>
          <table:table-cell table:style-name="ce31" office:value-type="float" office:value="0.1" table:number-columns-spanned="1" table:number-rows-spanned="15">
            <text:p>0,1</text:p>
          </table:table-cell>
          <table:table-cell table:style-name="ce31" office:value-type="float" office:value="47" table:number-columns-spanned="1" table:number-rows-spanned="15">
            <text:p>47</text:p>
          </table:table-cell>
          <table:table-cell table:style-name="ce65"/>
          <table:table-cell table:style-name="ce73" office:value-type="float" office:value="16" table:number-columns-spanned="1" table:number-rows-spanned="15">
            <text:p>16</text:p>
          </table:table-cell>
          <table:table-cell table:style-name="ce89" office:value-type="float" office:value="23" table:number-columns-spanned="1" table:number-rows-spanned="15">
            <text:p>23</text:p>
          </table:table-cell>
          <table:table-cell table:style-name="ce65"/>
          <table:table-cell table:style-name="ce94" office:value-type="string">
            <text:p>MAX2323 capacitor</text:p>
          </table:table-cell>
          <table:table-cell table:style-name="ce65" office:value-type="string">
            <text:p>x</text:p>
          </table:table-cell>
          <table:table-cell table:style-name="ce65" table:number-columns-repeated="6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2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MAX2323 capacitor</text:p>
          </table:table-cell>
          <table:table-cell table:style-name="ce65" office:value-type="string">
            <text:p>x</text:p>
          </table:table-cell>
          <table:table-cell table:style-name="ce65" table:number-columns-repeated="6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3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MAX2323 capacitor</text:p>
          </table:table-cell>
          <table:table-cell table:style-name="ce65" office:value-type="string">
            <text:p>x</text:p>
          </table:table-cell>
          <table:table-cell table:style-name="ce65" table:number-columns-repeated="6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4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MAX2323 capacitor</text:p>
          </table:table-cell>
          <table:table-cell table:style-name="ce65" office:value-type="string">
            <text:p>x</text:p>
          </table:table-cell>
          <table:table-cell table:style-name="ce65" table:number-columns-repeated="6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5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MAX2323 capacitor</text:p>
          </table:table-cell>
          <table:table-cell table:style-name="ce65" office:value-type="string">
            <text:p>x</text:p>
          </table:table-cell>
          <table:table-cell table:style-name="ce65" table:number-columns-repeated="6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7</text:p>
          </table:table-cell>
          <table:covered-table-cell table:style-name="ce31"/>
          <table:covered-table-cell table:style-name="ce46"/>
          <table:covered-table-cell table:number-columns-repeated="3" table:style-name="ce31"/>
          <table:covered-table-cell table:number-columns-repeated="2" table:style-name="ce46"/>
          <table:table-cell table:style-name="ce31"/>
          <table:covered-table-cell table:number-columns-repeated="2" table:style-name="ce31"/>
          <table:table-cell table:style-name="ce65"/>
          <table:covered-table-cell table:number-columns-repeated="2" table:style-name="ce73"/>
          <table:table-cell table:style-name="ce65"/>
          <table:table-cell table:style-name="ce94"/>
          <table:table-cell table:style-name="ce65" table:number-columns-repeated="7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9</text:p>
          </table:table-cell>
          <table:covered-table-cell table:style-name="ce31"/>
          <table:covered-table-cell table:style-name="ce46"/>
          <table:covered-table-cell table:number-columns-repeated="3" table:style-name="ce31"/>
          <table:covered-table-cell table:number-columns-repeated="2" table:style-name="ce46"/>
          <table:table-cell table:style-name="ce31"/>
          <table:covered-table-cell table:number-columns-repeated="2" table:style-name="ce31"/>
          <table:table-cell table:style-name="ce65"/>
          <table:covered-table-cell table:number-columns-repeated="2" table:style-name="ce73"/>
          <table:table-cell table:style-name="ce65"/>
          <table:table-cell table:style-name="ce94"/>
          <table:table-cell table:style-name="ce65" table:number-columns-repeated="7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10</text:p>
          </table:table-cell>
          <table:covered-table-cell table:style-name="ce31"/>
          <table:covered-table-cell table:style-name="ce46"/>
          <table:covered-table-cell table:number-columns-repeated="3" table:style-name="ce31"/>
          <table:covered-table-cell table:number-columns-repeated="2" table:style-name="ce46"/>
          <table:table-cell table:style-name="ce31"/>
          <table:covered-table-cell table:number-columns-repeated="2" table:style-name="ce31"/>
          <table:table-cell table:style-name="ce65"/>
          <table:covered-table-cell table:number-columns-repeated="2" table:style-name="ce73"/>
          <table:table-cell table:style-name="ce65"/>
          <table:table-cell table:style-name="ce94"/>
          <table:table-cell table:style-name="ce65" table:number-columns-repeated="7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11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Antennas' switches capacitor</text:p>
          </table:table-cell>
          <table:table-cell table:style-name="ce65" table:number-columns-repeated="2"/>
          <table:table-cell table:style-name="ce65" office:value-type="string">
            <text:p>x</text:p>
          </table:table-cell>
          <table:table-cell table:style-name="ce65" table:number-columns-repeated="4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12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Antennas' switches capacitor</text:p>
          </table:table-cell>
          <table:table-cell table:style-name="ce65" table:number-columns-repeated="2"/>
          <table:table-cell table:style-name="ce65" office:value-type="string">
            <text:p>x</text:p>
          </table:table-cell>
          <table:table-cell table:style-name="ce65" table:number-columns-repeated="4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15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Magnetorquer's switch capacitor</text:p>
          </table:table-cell>
          <table:table-cell table:style-name="ce65" table:number-columns-repeated="3"/>
          <table:table-cell table:style-name="ce65" office:value-type="string">
            <text:p>x</text:p>
          </table:table-cell>
          <table:table-cell table:style-name="ce65" table:number-columns-repeated="3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17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Antennas' switches capacitor</text:p>
          </table:table-cell>
          <table:table-cell table:style-name="ce65" table:number-columns-repeated="2"/>
          <table:table-cell table:style-name="ce65" office:value-type="string">
            <text:p>x</text:p>
          </table:table-cell>
          <table:table-cell table:style-name="ce65" table:number-columns-repeated="4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18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Magnetorquer's switch capacitor</text:p>
          </table:table-cell>
          <table:table-cell table:style-name="ce65" table:number-columns-repeated="3"/>
          <table:table-cell table:style-name="ce65" office:value-type="string">
            <text:p>x</text:p>
          </table:table-cell>
          <table:table-cell table:style-name="ce65" table:number-columns-repeated="3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19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Camera's switch capacitor</text:p>
          </table:table-cell>
          <table:table-cell table:style-name="ce65"/>
          <table:table-cell table:style-name="ce65" office:value-type="string">
            <text:p>x</text:p>
          </table:table-cell>
          <table:table-cell table:style-name="ce65" table:number-columns-repeated="5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20</text:p>
          </table:table-cell>
          <table:covered-table-cell table:style-name="ce31" office:value-type="string">
            <text:p>AVX</text:p>
          </table:covered-table-cell>
          <table:covered-table-cell table:style-name="ce46" office:value-type="string">
            <text:p>08053C104KAT2A </text:p>
          </table:covered-table-cell>
          <table:covered-table-cell table:style-name="ce31" office:value-type="string">
            <text:p>0.1uf</text:p>
          </table:covered-table-cell>
          <table:covered-table-cell table:style-name="ce31" office:value-type="string">
            <text:p>rcl</text:p>
          </table:covered-table-cell>
          <table:covered-table-cell table:style-name="ce31" office:value-type="string">
            <text:p>C0805</text:p>
          </table:covered-table-cell>
          <table:covered-table-cell table:style-name="ce46" office:value-type="string">
            <text:p>478-3755-1-ND</text:p>
          </table:covered-table-cell>
          <table:covered-table-cell table:style-name="ce46" office:value-type="string">
            <text:p>390-990 </text:p>
          </table:covered-table-cell>
          <table:table-cell table:style-name="ce31"/>
          <table:covered-table-cell table:style-name="ce31" office:value-type="float" office:value="0.1">
            <text:p>0,1</text:p>
          </table:covered-table-cell>
          <table:covered-table-cell table:style-name="ce31" office:value-type="float" office:value="47">
            <text:p>47</text:p>
          </table:covered-table-cell>
          <table:table-cell table:style-name="ce65"/>
          <table:covered-table-cell table:number-columns-repeated="2" table:style-name="ce73"/>
          <table:table-cell table:style-name="ce65"/>
          <table:table-cell table:style-name="ce94" office:value-type="string">
            <text:p>Camera's switch capacitor</text:p>
          </table:table-cell>
          <table:table-cell table:style-name="ce65"/>
          <table:table-cell table:style-name="ce65" office:value-type="string">
            <text:p>x</text:p>
          </table:table-cell>
          <table:table-cell table:style-name="ce65" table:number-columns-repeated="5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23</text:p>
          </table:table-cell>
          <table:table-cell table:style-name="ce31"/>
          <table:table-cell table:style-name="ce46"/>
          <table:table-cell table:style-name="ce31" table:number-columns-repeated="3"/>
          <table:table-cell table:style-name="ce46" table:number-columns-repeated="2"/>
          <table:table-cell table:style-name="ce31" table:number-columns-repeated="3"/>
          <table:table-cell table:style-name="ce65"/>
          <table:table-cell table:style-name="ce73" table:number-columns-repeated="2"/>
          <table:table-cell table:style-name="ce65"/>
          <table:table-cell table:style-name="ce94"/>
          <table:table-cell table:style-name="ce65" table:number-columns-repeated="7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1" office:value-type="string">
            <text:p>C24</text:p>
          </table:table-cell>
          <table:table-cell table:style-name="ce31"/>
          <table:table-cell table:style-name="ce46"/>
          <table:table-cell table:style-name="ce31" table:number-columns-repeated="3"/>
          <table:table-cell table:style-name="ce46" table:number-columns-repeated="2"/>
          <table:table-cell table:style-name="ce31" table:number-columns-repeated="3"/>
          <table:table-cell table:style-name="ce65"/>
          <table:table-cell table:style-name="ce73" table:number-columns-repeated="2"/>
          <table:table-cell table:style-name="ce65"/>
          <table:table-cell table:style-name="ce94"/>
          <table:table-cell table:style-name="ce65" table:number-columns-repeated="7"/>
          <table:table-cell table:style-name="ce108"/>
          <table:table-cell table:number-columns-repeated="999"/>
        </table:table-row>
        <table:table-row table:style-name="ro1">
          <table:table-cell/>
          <table:table-cell table:style-name="ce12" office:value-type="string">
            <text:p>C21</text:p>
          </table:table-cell>
          <table:table-cell table:style-name="ce32" office:value-type="string" table:number-columns-spanned="1" table:number-rows-spanned="6">
            <text:p>Murata</text:p>
          </table:table-cell>
          <table:table-cell table:style-name="ce47" office:value-type="string" table:number-columns-spanned="1" table:number-rows-spanned="6">
            <text:p>GRM31CR61C226KE15L </text:p>
          </table:table-cell>
          <table:table-cell table:style-name="ce32" office:value-type="string" table:number-columns-spanned="1" table:number-rows-spanned="6">
            <text:p>22uf</text:p>
          </table:table-cell>
          <table:table-cell table:style-name="ce32" office:value-type="string" table:number-columns-spanned="1" table:number-rows-spanned="6">
            <text:p>rcl</text:p>
          </table:table-cell>
          <table:table-cell table:style-name="ce32" office:value-type="string" table:number-columns-spanned="1" table:number-rows-spanned="6">
            <text:p>C1206</text:p>
          </table:table-cell>
          <table:table-cell table:style-name="ce47" office:value-type="string" table:number-columns-spanned="1" table:number-rows-spanned="6">
            <text:p>490-6513-2-ND</text:p>
          </table:table-cell>
          <table:table-cell table:style-name="ce47" office:value-type="string" table:number-columns-spanned="1" table:number-rows-spanned="6">
            <text:p>723-6534 </text:p>
          </table:table-cell>
          <table:table-cell table:style-name="ce59" table:number-columns-spanned="1" table:number-rows-spanned="6"/>
          <table:table-cell table:style-name="ce32" office:value-type="string" table:number-columns-spanned="1" table:number-rows-spanned="6">
            <text:p>-</text:p>
          </table:table-cell>
          <table:table-cell table:style-name="ce32" office:value-type="float" office:value="434" table:number-columns-spanned="1" table:number-rows-spanned="6">
            <text:p>434</text:p>
          </table:table-cell>
          <table:table-cell table:style-name="ce66" table:number-columns-spanned="1" table:number-rows-spanned="6"/>
          <table:table-cell table:style-name="ce74" office:value-type="float" office:value="6" table:number-columns-spanned="1" table:number-rows-spanned="6">
            <text:p>6</text:p>
          </table:table-cell>
          <table:table-cell table:style-name="ce74" office:value-type="float" office:value="12" table:number-columns-spanned="1" table:number-rows-spanned="6">
            <text:p>12</text:p>
          </table:table-cell>
          <table:table-cell table:style-name="ce66"/>
          <table:table-cell table:style-name="ce91" office:value-type="string">
            <text:p>Camera's switch capacitor</text:p>
          </table:table-cell>
          <table:table-cell table:style-name="ce66"/>
          <table:table-cell table:style-name="ce66" office:value-type="string">
            <text:p>x</text:p>
          </table:table-cell>
          <table:table-cell table:style-name="ce66" table:number-columns-repeated="5"/>
          <table:table-cell table:style-name="ce105"/>
          <table:table-cell table:number-columns-repeated="999"/>
        </table:table-row>
        <table:table-row table:style-name="ro1">
          <table:table-cell/>
          <table:table-cell table:style-name="ce12" office:value-type="string">
            <text:p>C13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covered-table-cell table:style-name="ce59"/>
          <table:covered-table-cell table:number-columns-repeated="2" table:style-name="ce32"/>
          <table:covered-table-cell table:style-name="ce66"/>
          <table:covered-table-cell table:number-columns-repeated="2" table:style-name="ce74"/>
          <table:table-cell table:style-name="ce66"/>
          <table:table-cell table:style-name="ce91"/>
          <table:table-cell table:style-name="ce66" table:number-columns-repeated="7"/>
          <table:table-cell table:style-name="ce105"/>
          <table:table-cell table:number-columns-repeated="999"/>
        </table:table-row>
        <table:table-row table:style-name="ro1">
          <table:table-cell/>
          <table:table-cell table:style-name="ce12" office:value-type="string">
            <text:p>C22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covered-table-cell table:style-name="ce59"/>
          <table:covered-table-cell table:number-columns-repeated="2" table:style-name="ce32"/>
          <table:covered-table-cell table:style-name="ce66"/>
          <table:covered-table-cell table:number-columns-repeated="2" table:style-name="ce74"/>
          <table:table-cell table:style-name="ce66"/>
          <table:table-cell table:style-name="ce91"/>
          <table:table-cell table:style-name="ce66" table:number-columns-repeated="7"/>
          <table:table-cell table:style-name="ce105"/>
          <table:table-cell table:number-columns-repeated="999"/>
        </table:table-row>
        <table:table-row table:style-name="ro1">
          <table:table-cell/>
          <table:table-cell table:style-name="ce12" office:value-type="string">
            <text:p>C25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covered-table-cell table:style-name="ce59"/>
          <table:covered-table-cell table:number-columns-repeated="2" table:style-name="ce32"/>
          <table:covered-table-cell table:style-name="ce66"/>
          <table:covered-table-cell table:number-columns-repeated="2" table:style-name="ce74"/>
          <table:table-cell table:style-name="ce66"/>
          <table:table-cell table:style-name="ce91"/>
          <table:table-cell table:style-name="ce66" table:number-columns-repeated="7"/>
          <table:table-cell table:style-name="ce105"/>
          <table:table-cell table:number-columns-repeated="999"/>
        </table:table-row>
        <table:table-row table:style-name="ro1">
          <table:table-cell/>
          <table:table-cell table:style-name="ce13" office:value-type="string">
            <text:p>C16</text:p>
          </table:table-cell>
          <table:covered-table-cell table:style-name="ce33" office:value-type="string">
            <text:p>Murata</text:p>
          </table:covered-table-cell>
          <table:covered-table-cell table:style-name="ce48" office:value-type="string">
            <text:p>GRM31CR61C226KE15L </text:p>
          </table:covered-table-cell>
          <table:covered-table-cell table:style-name="ce33" office:value-type="string">
            <text:p>22uf</text:p>
          </table:covered-table-cell>
          <table:covered-table-cell table:style-name="ce33" office:value-type="string">
            <text:p>rcl</text:p>
          </table:covered-table-cell>
          <table:covered-table-cell table:style-name="ce33" office:value-type="string">
            <text:p>C1206</text:p>
          </table:covered-table-cell>
          <table:covered-table-cell table:style-name="ce48" office:value-type="string">
            <text:p>490-6513-2-ND</text:p>
          </table:covered-table-cell>
          <table:covered-table-cell table:style-name="ce48" office:value-type="string">
            <text:p>723-6534 </text:p>
          </table:covered-table-cell>
          <table:covered-table-cell table:style-name="ce33"/>
          <table:covered-table-cell table:style-name="ce33" office:value-type="string">
            <text:p>-</text:p>
          </table:covered-table-cell>
          <table:covered-table-cell table:style-name="ce33" office:value-type="float" office:value="434">
            <text:p>434</text:p>
          </table:covered-table-cell>
          <table:covered-table-cell table:style-name="ce67"/>
          <table:covered-table-cell table:number-columns-repeated="2" table:style-name="ce75"/>
          <table:table-cell table:style-name="ce67"/>
          <table:table-cell table:style-name="ce92" office:value-type="string">
            <text:p>Magnetorquer's switch capacitor</text:p>
          </table:table-cell>
          <table:table-cell table:style-name="ce67" table:number-columns-repeated="3"/>
          <table:table-cell table:style-name="ce67" office:value-type="string">
            <text:p>x</text:p>
          </table:table-cell>
          <table:table-cell table:style-name="ce67" table:number-columns-repeated="3"/>
          <table:table-cell table:style-name="ce106"/>
          <table:table-cell table:number-columns-repeated="999"/>
        </table:table-row>
        <table:table-row table:style-name="ro1">
          <table:table-cell/>
          <table:table-cell table:style-name="ce14" office:value-type="string">
            <text:p>C14</text:p>
          </table:table-cell>
          <table:covered-table-cell table:style-name="ce34" office:value-type="string">
            <text:p>Murata</text:p>
          </table:covered-table-cell>
          <table:covered-table-cell table:style-name="ce49" office:value-type="string">
            <text:p>GRM31CR61C226KE15L </text:p>
          </table:covered-table-cell>
          <table:covered-table-cell table:style-name="ce34" office:value-type="string">
            <text:p>22uf</text:p>
          </table:covered-table-cell>
          <table:covered-table-cell table:style-name="ce34" office:value-type="string">
            <text:p>rcl</text:p>
          </table:covered-table-cell>
          <table:covered-table-cell table:style-name="ce34" office:value-type="string">
            <text:p>C1206</text:p>
          </table:covered-table-cell>
          <table:covered-table-cell table:style-name="ce49" office:value-type="string">
            <text:p>490-6513-2-ND</text:p>
          </table:covered-table-cell>
          <table:covered-table-cell table:style-name="ce49" office:value-type="string">
            <text:p>723-6534 </text:p>
          </table:covered-table-cell>
          <table:covered-table-cell table:style-name="ce34"/>
          <table:covered-table-cell table:style-name="ce34" office:value-type="string">
            <text:p><text:s/></text:p>
          </table:covered-table-cell>
          <table:covered-table-cell table:style-name="ce34" office:value-type="float" office:value="434">
            <text:p>434</text:p>
          </table:covered-table-cell>
          <table:covered-table-cell table:style-name="ce68"/>
          <table:covered-table-cell table:number-columns-repeated="2" table:style-name="ce76"/>
          <table:table-cell table:style-name="ce68"/>
          <table:table-cell table:style-name="ce93" office:value-type="string">
            <text:p>Antennas' switches capacitor</text:p>
          </table:table-cell>
          <table:table-cell table:style-name="ce68" table:number-columns-repeated="2"/>
          <table:table-cell table:style-name="ce68" office:value-type="string">
            <text:p>x</text:p>
          </table:table-cell>
          <table:table-cell table:style-name="ce68" table:number-columns-repeated="4"/>
          <table:table-cell table:style-name="ce107"/>
          <table:table-cell table:number-columns-repeated="999"/>
        </table:table-row>
        <table:table-row table:style-name="ro4">
          <table:table-cell/>
          <table:table-cell table:style-name="ce15" office:value-type="string">
            <text:p>C6</text:p>
          </table:table-cell>
          <table:table-cell table:style-name="ce35"/>
          <table:table-cell table:style-name="ce50"/>
          <table:table-cell table:style-name="ce35" office:value-type="string">
            <text:p>10 uf</text:p>
          </table:table-cell>
          <table:table-cell table:style-name="ce35"/>
          <table:table-cell table:style-name="ce35" office:value-type="string">
            <text:p>C1206</text:p>
          </table:table-cell>
          <table:table-cell table:style-name="ce50" table:number-columns-repeated="2"/>
          <table:table-cell table:style-name="ce60"/>
          <table:table-cell table:style-name="ce35" table:number-columns-repeated="2"/>
          <table:table-cell table:style-name="ce36"/>
          <table:table-cell table:style-name="ce77" office:value-type="float" office:value="1">
            <text:p>1</text:p>
          </table:table-cell>
          <table:table-cell table:style-name="ce77"/>
          <table:table-cell table:style-name="ce69"/>
          <table:table-cell table:style-name="ce95"/>
          <table:table-cell table:style-name="ce68" table:number-columns-repeated="7"/>
          <table:table-cell table:style-name="ce107"/>
          <table:table-cell table:number-columns-repeated="999"/>
        </table:table-row>
        <table:table-row table:style-name="ro4">
          <table:table-cell/>
          <table:table-cell table:style-name="ce15" office:value-type="string">
            <text:p>C8</text:p>
          </table:table-cell>
          <table:table-cell table:style-name="ce35"/>
          <table:table-cell table:style-name="ce50"/>
          <table:table-cell table:style-name="ce35" office:value-type="string">
            <text:p>1 uf</text:p>
          </table:table-cell>
          <table:table-cell table:style-name="ce35"/>
          <table:table-cell table:style-name="ce35" office:value-type="string">
            <text:p>C1206</text:p>
          </table:table-cell>
          <table:table-cell table:style-name="ce50" table:number-columns-repeated="2"/>
          <table:table-cell table:style-name="ce35" table:number-columns-repeated="3"/>
          <table:table-cell table:style-name="ce69"/>
          <table:table-cell table:style-name="ce77" office:value-type="float" office:value="1">
            <text:p>1</text:p>
          </table:table-cell>
          <table:table-cell table:style-name="ce77"/>
          <table:table-cell table:style-name="ce69"/>
          <table:table-cell table:style-name="ce95"/>
          <table:table-cell table:style-name="ce68" table:number-columns-repeated="7"/>
          <table:table-cell table:style-name="ce107"/>
          <table:table-cell table:number-columns-repeated="999"/>
        </table:table-row>
        <table:table-row table:style-name="ro3">
          <table:table-cell/>
          <table:table-cell table:style-name="ce16" office:value-type="string">
            <text:p>CON_CAM</text:p>
          </table:table-cell>
          <table:table-cell table:style-name="ce20" office:value-type="string">
            <text:p>Molex</text:p>
          </table:table-cell>
          <table:table-cell table:style-name="ce51" office:value-type="string">
            <text:p>53014-0710 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SUCHAI</text:p>
          </table:table-cell>
          <table:table-cell table:style-name="ce20" office:value-type="string">
            <text:p>1X07-2P</text:p>
          </table:table-cell>
          <table:table-cell table:style-name="ce51" office:value-type="string">
            <text:p>WM18970-ND</text:p>
          </table:table-cell>
          <table:table-cell table:style-name="ce51" office:value-type="string">
            <text:p>688-2647 </text:p>
          </table:table-cell>
          <table:table-cell table:style-name="ce20"/>
          <table:table-cell table:style-name="ce20" office:value-type="float" office:value="0.8">
            <text:p>0,8</text:p>
          </table:table-cell>
          <table:table-cell table:style-name="ce20" office:value-type="float" office:value="840">
            <text:p>840</text:p>
          </table:table-cell>
          <table:table-cell table:style-name="ce20"/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20"/>
          <table:table-cell table:style-name="ce96" office:value-type="string">
            <text:p>Male connector for the camera C32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5"/>
          <table:table-cell table:style-name="ce109"/>
          <table:table-cell table:number-columns-repeated="999"/>
        </table:table-row>
        <table:table-row table:style-name="ro4">
          <table:table-cell/>
          <table:table-cell table:style-name="ce17" office:value-type="string">
            <text:p>CON_GPS</text:p>
          </table:table-cell>
          <table:table-cell table:style-name="ce36" office:value-type="string">
            <text:p>Samtec</text:p>
          </table:table-cell>
          <table:table-cell table:style-name="ce36" office:value-type="string">
            <text:p>FLE-120-01-G-DV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UCHAI</text:p>
          </table:table-cell>
          <table:table-cell table:style-name="ce36" office:value-type="string">
            <text:p>GPS_C_H_FLE</text:p>
          </table:table-cell>
          <table:table-cell table:style-name="ce57" office:value-type="string">
            <text:p>SAM1226-20-ND </text:p>
          </table:table-cell>
          <table:table-cell table:style-name="ce36" office:value-type="string">
            <text:p>-</text:p>
          </table:table-cell>
          <table:table-cell table:style-name="ce36"/>
          <table:table-cell table:style-name="ce36" office:value-type="float" office:value="9.3">
            <text:p>9,3</text:p>
          </table:table-cell>
          <table:table-cell table:style-name="ce36" office:value-type="string">
            <text:p>-</text:p>
          </table:table-cell>
          <table:table-cell table:style-name="ce36"/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36"/>
          <table:table-cell table:style-name="ce97" office:value-type="string">
            <text:p>Female connector for Javad's GPS TR-G2</text:p>
          </table:table-cell>
          <table:table-cell table:style-name="ce37" office:value-type="string">
            <text:p>x</text:p>
          </table:table-cell>
          <table:table-cell table:style-name="ce37" table:number-columns-repeated="6"/>
          <table:table-cell table:style-name="ce110"/>
          <table:table-cell table:number-columns-repeated="999"/>
        </table:table-row>
        <table:table-row table:style-name="ro1">
          <table:table-cell/>
          <table:table-cell table:style-name="ce16" office:value-type="string">
            <text:p>CON_GYRO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Pin Headers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SUCHAI</text:p>
          </table:table-cell>
          <table:table-cell table:style-name="ce20" office:value-type="string">
            <text:p>1X08</text:p>
          </table:table-cell>
          <table:table-cell table:number-columns-repeated="2" table:style-name="ce20" office:value-type="string">
            <text:p>-</text:p>
          </table:table-cell>
          <table:table-cell table:style-name="ce20"/>
          <table:table-cell table:number-columns-repeated="2" table:style-name="ce20" office:value-type="string">
            <text:p>-</text:p>
          </table:table-cell>
          <table:table-cell table:style-name="ce20"/>
          <table:table-cell table:style-name="ce80" table:number-columns-repeated="2"/>
          <table:table-cell table:style-name="ce20"/>
          <table:table-cell table:style-name="ce96" office:value-type="string">
            <text:p>Pin headers for gyroscope conection</text:p>
          </table:table-cell>
          <table:table-cell table:style-name="ce20" table:number-columns-repeated="5"/>
          <table:table-cell table:style-name="ce20" office:value-type="string">
            <text:p>x</text:p>
          </table:table-cell>
          <table:table-cell table:style-name="ce20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8" office:value-type="string">
            <text:p>H1</text:p>
          </table:table-cell>
          <table:table-cell table:style-name="ce37" office:value-type="string">
            <text:p>Samtec</text:p>
          </table:table-cell>
          <table:table-cell table:style-name="ce37" office:value-type="string">
            <text:p>ESQ-126-38-G-D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UCHAI</text:p>
          </table:table-cell>
          <table:table-cell table:number-columns-repeated="3" table:style-name="ce37" office:value-type="string">
            <text:p>-</text:p>
          </table:table-cell>
          <table:table-cell table:style-name="ce37"/>
          <table:table-cell table:number-columns-repeated="2" table:style-name="ce37" office:value-type="string">
            <text:p>-</text:p>
          </table:table-cell>
          <table:table-cell table:style-name="ce37"/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37"/>
          <table:table-cell table:style-name="ce98" office:value-type="string" table:number-columns-spanned="1" table:number-rows-spanned="3">
            <text:p>H1 and H2 are mixed in the board (named H1H2). H1 is a double row connector and H2 is composed by two single row. The final configuration could be a variation of the last one. Connectors were obtained as samples directly from Samtec.</text:p>
          </table:table-cell>
          <table:table-cell table:style-name="ce37" table:number-columns-repeated="7"/>
          <table:table-cell table:style-name="ce110" office:value-type="string">
            <text:p>x</text:p>
          </table:table-cell>
          <table:table-cell table:number-columns-repeated="999"/>
        </table:table-row>
        <table:table-row table:style-name="ro5">
          <table:table-cell/>
          <table:table-cell table:style-name="ce16" office:value-type="string">
            <text:p>H2.a</text:p>
          </table:table-cell>
          <table:table-cell table:style-name="ce38" office:value-type="string" table:number-columns-spanned="1" table:number-rows-spanned="2">
            <text:p>Samtec</text:p>
          </table:table-cell>
          <table:table-cell table:style-name="ce38" office:value-type="string" table:number-columns-spanned="1" table:number-rows-spanned="2">
            <text:p>ESQ-126-38-G-S</text:p>
          </table:table-cell>
          <table:table-cell table:style-name="ce38" office:value-type="string" table:number-columns-spanned="1" table:number-rows-spanned="2">
            <text:p>-</text:p>
          </table:table-cell>
          <table:table-cell table:style-name="ce38" office:value-type="string" table:number-columns-spanned="1" table:number-rows-spanned="2">
            <text:p>SUCHAI</text:p>
          </table:table-cell>
          <table:table-cell table:style-name="ce38" office:value-type="string" table:number-columns-spanned="1" table:number-rows-spanned="2">
            <text:p>-</text:p>
          </table:table-cell>
          <table:table-cell table:style-name="ce38" office:value-type="string" table:number-columns-spanned="1" table:number-rows-spanned="2">
            <text:p>-</text:p>
          </table:table-cell>
          <table:table-cell table:style-name="ce38" office:value-type="string" table:number-columns-spanned="1" table:number-rows-spanned="2">
            <text:p>-</text:p>
          </table:table-cell>
          <table:table-cell table:style-name="ce38"/>
          <table:table-cell table:style-name="ce38" office:value-type="string" table:number-columns-spanned="1" table:number-rows-spanned="2">
            <text:p>-</text:p>
          </table:table-cell>
          <table:table-cell table:style-name="ce38" office:value-type="string" table:number-columns-spanned="1" table:number-rows-spanned="2">
            <text:p>-</text:p>
          </table:table-cell>
          <table:table-cell table:style-name="ce20"/>
          <table:table-cell table:style-name="ce80" office:value-type="float" office:value="2" table:number-columns-spanned="1" table:number-rows-spanned="2">
            <text:p>2</text:p>
          </table:table-cell>
          <table:table-cell table:style-name="ce80" office:value-type="float" office:value="4" table:number-columns-spanned="1" table:number-rows-spanned="2">
            <text:p>4</text:p>
          </table:table-cell>
          <table:table-cell table:style-name="ce20"/>
          <table:covered-table-cell table:style-name="ce96"/>
          <table:table-cell table:style-name="ce20" table:number-columns-repeated="7"/>
          <table:table-cell table:style-name="ce109" office:value-type="string">
            <text:p>x</text:p>
          </table:table-cell>
          <table:table-cell table:number-columns-repeated="999"/>
        </table:table-row>
        <table:table-row table:style-name="ro5">
          <table:table-cell/>
          <table:table-cell table:style-name="ce16" office:value-type="string">
            <text:p>H2.b</text:p>
          </table:table-cell>
          <table:covered-table-cell table:style-name="ce38" office:value-type="string">
            <text:p>Samtec</text:p>
          </table:covered-table-cell>
          <table:covered-table-cell table:style-name="ce38" office:value-type="string">
            <text:p>ESQ-126-38-G-S</text:p>
          </table:covered-table-cell>
          <table:covered-table-cell table:number-columns-repeated="5" table:style-name="ce38" office:value-type="string">
            <text:p>-</text:p>
          </table:covered-table-cell>
          <table:table-cell table:style-name="ce38"/>
          <table:covered-table-cell table:number-columns-repeated="2" table:style-name="ce38" office:value-type="string">
            <text:p>-</text:p>
          </table:covered-table-cell>
          <table:table-cell table:style-name="ce20"/>
          <table:covered-table-cell table:number-columns-repeated="2" table:style-name="ce80"/>
          <table:table-cell table:style-name="ce20"/>
          <table:covered-table-cell table:style-name="ce96"/>
          <table:table-cell table:style-name="ce20" table:number-columns-repeated="7"/>
          <table:table-cell table:style-name="ce109" office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table:style-name="ce18" office:value-type="string">
            <text:p>MAX2323</text:p>
          </table:table-cell>
          <table:table-cell table:style-name="ce37" office:value-type="string">
            <text:p>Texas Instruments</text:p>
          </table:table-cell>
          <table:table-cell table:style-name="ce52" office:value-type="string">
            <text:p>MAX3232IDRG4 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UCHAI</text:p>
          </table:table-cell>
          <table:table-cell table:style-name="ce37" office:value-type="string">
            <text:p>SOIC16N</text:p>
          </table:table-cell>
          <table:table-cell table:style-name="ce52" office:value-type="string">
            <text:p>296-13098-1-ND</text:p>
          </table:table-cell>
          <table:table-cell table:style-name="ce52" office:value-type="string">
            <text:p>660-8228 </text:p>
          </table:table-cell>
          <table:table-cell table:style-name="ce37"/>
          <table:table-cell table:style-name="ce37" office:value-type="float" office:value="1.45">
            <text:p>1,45</text:p>
          </table:table-cell>
          <table:table-cell table:style-name="ce37" office:value-type="float" office:value="1121">
            <text:p>1121</text:p>
          </table:table-cell>
          <table:table-cell table:style-name="ce37"/>
          <table:table-cell table:style-name="ce74" office:value-type="float" office:value="1">
            <text:p>1</text:p>
          </table:table-cell>
          <table:table-cell table:style-name="ce74" office:value-type="float" office:value="4">
            <text:p>4</text:p>
          </table:table-cell>
          <table:table-cell table:style-name="ce37"/>
          <table:table-cell table:style-name="ce99" office:value-type="string">
            <text:p>IC for UART voltage conversion</text:p>
          </table:table-cell>
          <table:table-cell table:style-name="ce37" office:value-type="string">
            <text:p>x</text:p>
          </table:table-cell>
          <table:table-cell table:style-name="ce37" table:number-columns-repeated="6"/>
          <table:table-cell table:style-name="ce110"/>
          <table:table-cell table:number-columns-repeated="999"/>
        </table:table-row>
        <table:table-row table:style-name="ro3">
          <table:table-cell/>
          <table:table-cell table:style-name="ce16" office:value-type="string">
            <text:p>MEM_EEPROM</text:p>
          </table:table-cell>
          <table:table-cell table:style-name="ce20" office:value-type="string">
            <text:p>ST</text:p>
          </table:table-cell>
          <table:table-cell table:style-name="ce51" office:value-type="string">
            <text:p>M24C02-WMN6P 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SUCHAI</text:p>
          </table:table-cell>
          <table:table-cell table:style-name="ce20" office:value-type="string">
            <text:p>SOIC8</text:p>
          </table:table-cell>
          <table:table-cell table:style-name="ce51" office:value-type="string">
            <text:p>497-8552-1-ND </text:p>
          </table:table-cell>
          <table:table-cell table:style-name="ce51" office:value-type="string">
            <text:p>714-0843 </text:p>
          </table:table-cell>
          <table:table-cell table:style-name="ce20"/>
          <table:table-cell table:style-name="ce20" office:value-type="float" office:value="0.52">
            <text:p>0,52</text:p>
          </table:table-cell>
          <table:table-cell table:style-name="ce20" office:value-type="float" office:value="144">
            <text:p>144</text:p>
          </table:table-cell>
          <table:table-cell table:style-name="ce20"/>
          <table:table-cell table:style-name="ce80" office:value-type="float" office:value="2">
            <text:p>2</text:p>
          </table:table-cell>
          <table:table-cell table:style-name="ce80" office:value-type="float" office:value="18">
            <text:p>18</text:p>
          </table:table-cell>
          <table:table-cell table:style-name="ce20"/>
          <table:table-cell table:style-name="ce96" office:value-type="string">
            <text:p>Additional EEPROM, I2C </text:p>
          </table:table-cell>
          <table:table-cell table:style-name="ce20" table:number-columns-repeated="7"/>
          <table:table-cell table:style-name="ce109" office:value-type="string">
            <text:p>x</text:p>
          </table:table-cell>
          <table:table-cell table:number-columns-repeated="999"/>
        </table:table-row>
        <table:table-row table:style-name="ro1">
          <table:table-cell/>
          <table:table-cell table:style-name="ce18" office:value-type="string">
            <text:p>R1, R3, R4</text:p>
          </table:table-cell>
          <table:table-cell table:style-name="ce37" table:number-columns-repeated="2"/>
          <table:table-cell table:style-name="ce37" office:value-type="string">
            <text:p>10k</text:p>
          </table:table-cell>
          <table:table-cell table:style-name="ce37" office:value-type="string">
            <text:p>resistor</text:p>
          </table:table-cell>
          <table:table-cell table:style-name="ce37" office:value-type="string">
            <text:p>M0805</text:p>
          </table:table-cell>
          <table:table-cell table:style-name="ce37" table:number-columns-repeated="6"/>
          <table:table-cell table:style-name="ce74" office:value-type="float" office:value="3">
            <text:p>3</text:p>
          </table:table-cell>
          <table:table-cell table:style-name="ce74" office:value-type="float" office:value="9">
            <text:p>9</text:p>
          </table:table-cell>
          <table:table-cell table:style-name="ce37"/>
          <table:table-cell table:style-name="ce99" office:value-type="string">
            <text:p>Resistor for antenna deployment check system</text:p>
          </table:table-cell>
          <table:table-cell table:style-name="ce37" table:number-columns-repeated="2"/>
          <table:table-cell table:style-name="ce37" office:value-type="string">
            <text:p>x</text:p>
          </table:table-cell>
          <table:table-cell table:style-name="ce37" table:number-columns-repeated="4"/>
          <table:table-cell table:style-name="ce110"/>
          <table:table-cell table:number-columns-repeated="999"/>
        </table:table-row>
        <table:table-row table:style-name="ro1">
          <table:table-cell/>
          <table:table-cell table:style-name="ce18" office:value-type="string">
            <text:p>R2</text:p>
          </table:table-cell>
          <table:table-cell table:style-name="ce37" table:number-columns-repeated="2"/>
          <table:table-cell table:style-name="ce37" office:value-type="string">
            <text:p>1k21</text:p>
          </table:table-cell>
          <table:table-cell table:style-name="ce37"/>
          <table:table-cell table:style-name="ce37" office:value-type="string">
            <text:p>R1206</text:p>
          </table:table-cell>
          <table:table-cell table:style-name="ce37" table:number-columns-repeated="6"/>
          <table:table-cell table:style-name="ce74" office:value-type="float" office:value="1">
            <text:p>1</text:p>
          </table:table-cell>
          <table:table-cell table:style-name="ce74"/>
          <table:table-cell table:style-name="ce37"/>
          <table:table-cell table:style-name="ce99"/>
          <table:table-cell table:style-name="ce37" table:number-columns-repeated="7"/>
          <table:table-cell table:style-name="ce110"/>
          <table:table-cell table:number-columns-repeated="999"/>
        </table:table-row>
        <table:table-row table:style-name="ro1">
          <table:table-cell/>
          <table:table-cell table:style-name="ce16" office:value-type="string">
            <text:p>SW_ANT_1</text:p>
          </table:table-cell>
          <table:table-cell table:style-name="ce38" office:value-type="string" table:number-columns-spanned="1" table:number-rows-spanned="6">
            <text:p>Texas Instruments</text:p>
          </table:table-cell>
          <table:table-cell table:style-name="ce53" office:value-type="string" table:number-columns-spanned="1" table:number-rows-spanned="6">
            <text:p>TPS2066DG4 </text:p>
          </table:table-cell>
          <table:table-cell table:style-name="ce38" office:value-type="string" table:number-columns-spanned="1" table:number-rows-spanned="6">
            <text:p>-</text:p>
          </table:table-cell>
          <table:table-cell table:style-name="ce38" office:value-type="string" table:number-columns-spanned="1" table:number-rows-spanned="6">
            <text:p>SUCHAI</text:p>
          </table:table-cell>
          <table:table-cell table:style-name="ce38" office:value-type="string" table:number-columns-spanned="1" table:number-rows-spanned="6">
            <text:p>SOIC8</text:p>
          </table:table-cell>
          <table:table-cell table:style-name="ce53" office:value-type="string" table:number-columns-spanned="1" table:number-rows-spanned="6">
            <text:p>296-28004-1-ND </text:p>
          </table:table-cell>
          <table:table-cell table:style-name="ce53" office:value-type="string" table:number-columns-spanned="1" table:number-rows-spanned="6">
            <text:p>662-2489 </text:p>
          </table:table-cell>
          <table:table-cell table:style-name="ce38"/>
          <table:table-cell table:style-name="ce38" office:value-type="float" office:value="2.39" table:number-columns-spanned="1" table:number-rows-spanned="6">
            <text:p>2,39</text:p>
          </table:table-cell>
          <table:table-cell table:style-name="ce38" office:value-type="float" office:value="3173" table:number-columns-spanned="1" table:number-rows-spanned="6">
            <text:p>3173</text:p>
          </table:table-cell>
          <table:table-cell table:style-name="ce20"/>
          <table:table-cell table:style-name="ce81" office:value-type="float" office:value="5" table:number-columns-spanned="1" table:number-rows-spanned="6">
            <text:p>5</text:p>
          </table:table-cell>
          <table:table-cell table:style-name="ce81" office:value-type="float" office:value="8" table:number-columns-spanned="1" table:number-rows-spanned="6">
            <text:p>8</text:p>
          </table:table-cell>
          <table:table-cell table:style-name="ce20"/>
          <table:table-cell table:style-name="ce96" office:value-type="string">
            <text:p>Switch Antenna (first switch – two way to the other switch)</text:p>
          </table:table-cell>
          <table:table-cell table:style-name="ce20" table:number-columns-repeated="2"/>
          <table:table-cell table:style-name="ce20" office:value-type="string">
            <text:p>x</text:p>
          </table:table-cell>
          <table:table-cell table:style-name="ce20" table:number-columns-repeated="4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6" office:value-type="string">
            <text:p>SW_ANT_2</text:p>
          </table:table-cell>
          <table:covered-table-cell table:style-name="ce38" office:value-type="string">
            <text:p>Texas Instruments</text:p>
          </table:covered-table-cell>
          <table:covered-table-cell table:style-name="ce53" office:value-type="string">
            <text:p>TPS2066DG4 </text:p>
          </table:covered-table-cell>
          <table:covered-table-cell table:style-name="ce38" office:value-type="string">
            <text:p>-</text:p>
          </table:covered-table-cell>
          <table:covered-table-cell table:style-name="ce38" office:value-type="string">
            <text:p>SUCHAI</text:p>
          </table:covered-table-cell>
          <table:covered-table-cell table:style-name="ce38" office:value-type="string">
            <text:p>SOIC8</text:p>
          </table:covered-table-cell>
          <table:covered-table-cell table:style-name="ce53" office:value-type="string">
            <text:p>296-28004-1-ND </text:p>
          </table:covered-table-cell>
          <table:covered-table-cell table:style-name="ce53" office:value-type="string">
            <text:p>662-2489 </text:p>
          </table:covered-table-cell>
          <table:table-cell table:style-name="ce38"/>
          <table:covered-table-cell table:style-name="ce38" office:value-type="float" office:value="2.39">
            <text:p>2,39</text:p>
          </table:covered-table-cell>
          <table:covered-table-cell table:style-name="ce38" office:value-type="float" office:value="3173">
            <text:p>3173</text:p>
          </table:covered-table-cell>
          <table:table-cell table:style-name="ce20"/>
          <table:covered-table-cell table:number-columns-repeated="2" table:style-name="ce81"/>
          <table:table-cell table:style-name="ce20"/>
          <table:table-cell table:style-name="ce96" office:value-type="string">
            <text:p>Switch Antenna (second switch – two ways/two antennas)</text:p>
          </table:table-cell>
          <table:table-cell table:style-name="ce20" table:number-columns-repeated="2"/>
          <table:table-cell table:style-name="ce20" office:value-type="string">
            <text:p>x</text:p>
          </table:table-cell>
          <table:table-cell table:style-name="ce20" table:number-columns-repeated="4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6" office:value-type="string">
            <text:p>SW_LP</text:p>
          </table:table-cell>
          <table:covered-table-cell table:style-name="ce38"/>
          <table:covered-table-cell table:style-name="ce53"/>
          <table:covered-table-cell table:number-columns-repeated="3" table:style-name="ce38"/>
          <table:covered-table-cell table:number-columns-repeated="2" table:style-name="ce53"/>
          <table:table-cell table:style-name="ce38"/>
          <table:covered-table-cell table:number-columns-repeated="2" table:style-name="ce38"/>
          <table:table-cell table:style-name="ce20"/>
          <table:covered-table-cell table:number-columns-repeated="2" table:style-name="ce81"/>
          <table:table-cell table:style-name="ce20"/>
          <table:table-cell table:style-name="ce96"/>
          <table:table-cell table:style-name="ce20" table:number-columns-repeated="7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6" office:value-type="string">
            <text:p>SW_LP1 (GPS)</text:p>
          </table:table-cell>
          <table:covered-table-cell table:style-name="ce38"/>
          <table:covered-table-cell table:style-name="ce53"/>
          <table:covered-table-cell table:number-columns-repeated="3" table:style-name="ce38"/>
          <table:covered-table-cell table:number-columns-repeated="2" table:style-name="ce53"/>
          <table:table-cell table:style-name="ce38"/>
          <table:covered-table-cell table:number-columns-repeated="2" table:style-name="ce38"/>
          <table:table-cell table:style-name="ce20"/>
          <table:covered-table-cell table:number-columns-repeated="2" table:style-name="ce81"/>
          <table:table-cell table:style-name="ce20"/>
          <table:table-cell table:style-name="ce96"/>
          <table:table-cell table:style-name="ce20" table:number-columns-repeated="7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6" office:value-type="string">
            <text:p>SW_CAM</text:p>
          </table:table-cell>
          <table:covered-table-cell table:style-name="ce38" office:value-type="string">
            <text:p>Texas Instruments</text:p>
          </table:covered-table-cell>
          <table:covered-table-cell table:style-name="ce53" office:value-type="string">
            <text:p>TPS2066DG4 </text:p>
          </table:covered-table-cell>
          <table:covered-table-cell table:style-name="ce38" office:value-type="string">
            <text:p>-</text:p>
          </table:covered-table-cell>
          <table:covered-table-cell table:style-name="ce38" office:value-type="string">
            <text:p>SUCHAI</text:p>
          </table:covered-table-cell>
          <table:covered-table-cell table:style-name="ce38" office:value-type="string">
            <text:p>SOIC8</text:p>
          </table:covered-table-cell>
          <table:covered-table-cell table:style-name="ce53" office:value-type="string">
            <text:p>296-28004-1-ND </text:p>
          </table:covered-table-cell>
          <table:covered-table-cell table:style-name="ce53" office:value-type="string">
            <text:p>662-2489 </text:p>
          </table:covered-table-cell>
          <table:table-cell table:style-name="ce38"/>
          <table:covered-table-cell table:style-name="ce38" office:value-type="float" office:value="2.39">
            <text:p>2,39</text:p>
          </table:covered-table-cell>
          <table:covered-table-cell table:style-name="ce38" office:value-type="float" office:value="3173">
            <text:p>3173</text:p>
          </table:covered-table-cell>
          <table:table-cell table:style-name="ce20"/>
          <table:covered-table-cell table:number-columns-repeated="2" table:style-name="ce81"/>
          <table:table-cell table:style-name="ce20"/>
          <table:table-cell table:style-name="ce96" office:value-type="string">
            <text:p>Switch for Camera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 table:number-columns-repeated="5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6" office:value-type="string">
            <text:p><text:s/></text:p>
          </table:table-cell>
          <table:covered-table-cell table:style-name="ce38" office:value-type="string">
            <text:p>Texas Instruments</text:p>
          </table:covered-table-cell>
          <table:covered-table-cell table:style-name="ce53" office:value-type="string">
            <text:p>TPS2066DG4 </text:p>
          </table:covered-table-cell>
          <table:covered-table-cell table:style-name="ce38" office:value-type="string">
            <text:p>-</text:p>
          </table:covered-table-cell>
          <table:covered-table-cell table:style-name="ce38" office:value-type="string">
            <text:p>SUCHAI</text:p>
          </table:covered-table-cell>
          <table:covered-table-cell table:style-name="ce38" office:value-type="string">
            <text:p>SOIC8</text:p>
          </table:covered-table-cell>
          <table:covered-table-cell table:style-name="ce53" office:value-type="string">
            <text:p>296-28004-1-ND </text:p>
          </table:covered-table-cell>
          <table:covered-table-cell table:style-name="ce53" office:value-type="string">
            <text:p>662-2489 </text:p>
          </table:covered-table-cell>
          <table:table-cell table:style-name="ce38"/>
          <table:covered-table-cell table:style-name="ce38" office:value-type="float" office:value="2.39">
            <text:p>2,39</text:p>
          </table:covered-table-cell>
          <table:covered-table-cell table:style-name="ce38" office:value-type="float" office:value="3173">
            <text:p>3173</text:p>
          </table:covered-table-cell>
          <table:table-cell table:style-name="ce20"/>
          <table:covered-table-cell table:number-columns-repeated="2" table:style-name="ce81"/>
          <table:table-cell table:style-name="ce20"/>
          <table:table-cell table:style-name="ce96" office:value-type="string">
            <text:p>Switch for Magnetorquer</text:p>
          </table:table-cell>
          <table:table-cell table:style-name="ce20" table:number-columns-repeated="3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2" office:value-type="string">
            <text:p>TEMP_1</text:p>
          </table:table-cell>
          <table:table-cell table:style-name="ce32" office:value-type="string" table:number-columns-spanned="1" table:number-rows-spanned="4">
            <text:p>Texas Instruments</text:p>
          </table:table-cell>
          <table:table-cell table:style-name="ce32" office:value-type="string" table:number-columns-spanned="1" table:number-rows-spanned="4">
            <text:p>TMP100NA/3K</text:p>
          </table:table-cell>
          <table:table-cell table:style-name="ce32" office:value-type="string" table:number-columns-spanned="1" table:number-rows-spanned="4">
            <text:p>-</text:p>
          </table:table-cell>
          <table:table-cell table:style-name="ce32" office:value-type="string" table:number-columns-spanned="1" table:number-rows-spanned="4">
            <text:p>SUCHAI</text:p>
          </table:table-cell>
          <table:table-cell table:style-name="ce32" office:value-type="string" table:number-columns-spanned="1" table:number-rows-spanned="4">
            <text:p>SOT23-6</text:p>
          </table:table-cell>
          <table:table-cell table:style-name="ce47" office:value-type="string" table:number-columns-spanned="1" table:number-rows-spanned="4">
            <text:p>296-26833-1-ND </text:p>
          </table:table-cell>
          <table:table-cell table:style-name="ce47" office:value-type="string" table:number-columns-spanned="1" table:number-rows-spanned="4">
            <text:p>526-993 </text:p>
          </table:table-cell>
          <table:table-cell table:style-name="ce59"/>
          <table:table-cell table:style-name="ce32" office:value-type="float" office:value="2.15" table:number-columns-spanned="1" table:number-rows-spanned="4">
            <text:p>2,15</text:p>
          </table:table-cell>
          <table:table-cell table:style-name="ce32" office:value-type="float" office:value="2801" table:number-columns-spanned="1" table:number-rows-spanned="4">
            <text:p>2801</text:p>
          </table:table-cell>
          <table:table-cell table:style-name="ce66"/>
          <table:table-cell table:style-name="ce74" office:value-type="float" office:value="4" table:number-columns-spanned="1" table:number-rows-spanned="4">
            <text:p>4</text:p>
          </table:table-cell>
          <table:table-cell table:style-name="ce74" office:value-type="float" office:value="6" table:number-columns-spanned="1" table:number-rows-spanned="4">
            <text:p>6</text:p>
          </table:table-cell>
          <table:table-cell table:style-name="ce66"/>
          <table:table-cell table:style-name="ce91" office:value-type="string">
            <text:p>Temperature sensor Nº1</text:p>
          </table:table-cell>
          <table:table-cell table:style-name="ce66" table:number-columns-repeated="6"/>
          <table:table-cell table:style-name="ce66" office:value-type="string">
            <text:p>x</text:p>
          </table:table-cell>
          <table:table-cell table:style-name="ce105"/>
          <table:table-cell table:number-columns-repeated="999"/>
        </table:table-row>
        <table:table-row table:style-name="ro1">
          <table:table-cell/>
          <table:table-cell table:style-name="ce13" office:value-type="string">
            <text:p>TEMP_2</text:p>
          </table:table-cell>
          <table:covered-table-cell table:style-name="ce33" office:value-type="string">
            <text:p>Texas Instruments</text:p>
          </table:covered-table-cell>
          <table:covered-table-cell table:style-name="ce33" office:value-type="string">
            <text:p>TMP100NA/3K</text:p>
          </table:covered-table-cell>
          <table:covered-table-cell table:style-name="ce33" office:value-type="string">
            <text:p>-</text:p>
          </table:covered-table-cell>
          <table:covered-table-cell table:style-name="ce33" office:value-type="string">
            <text:p>SUCHAI</text:p>
          </table:covered-table-cell>
          <table:covered-table-cell table:style-name="ce33" office:value-type="string">
            <text:p>SOT23-6</text:p>
          </table:covered-table-cell>
          <table:covered-table-cell table:style-name="ce48" office:value-type="string">
            <text:p>296-26833-1-ND </text:p>
          </table:covered-table-cell>
          <table:covered-table-cell table:style-name="ce48" office:value-type="string">
            <text:p>526-993 </text:p>
          </table:covered-table-cell>
          <table:table-cell table:style-name="ce33"/>
          <table:covered-table-cell table:style-name="ce33" office:value-type="float" office:value="2.15">
            <text:p>2,15</text:p>
          </table:covered-table-cell>
          <table:covered-table-cell table:style-name="ce33" office:value-type="float" office:value="2801">
            <text:p>2801</text:p>
          </table:covered-table-cell>
          <table:table-cell table:style-name="ce67"/>
          <table:covered-table-cell table:number-columns-repeated="2" table:style-name="ce75"/>
          <table:table-cell table:style-name="ce67"/>
          <table:table-cell table:style-name="ce92" office:value-type="string">
            <text:p>Temperature sensor Nº2</text:p>
          </table:table-cell>
          <table:table-cell table:style-name="ce67" table:number-columns-repeated="6"/>
          <table:table-cell table:style-name="ce67" office:value-type="string">
            <text:p>x</text:p>
          </table:table-cell>
          <table:table-cell table:style-name="ce106"/>
          <table:table-cell table:number-columns-repeated="999"/>
        </table:table-row>
        <table:table-row table:style-name="ro1">
          <table:table-cell/>
          <table:table-cell table:style-name="ce13" office:value-type="string">
            <text:p>TEMP_3</text:p>
          </table:table-cell>
          <table:covered-table-cell table:style-name="ce33" office:value-type="string">
            <text:p>Texas Instruments</text:p>
          </table:covered-table-cell>
          <table:covered-table-cell table:style-name="ce33" office:value-type="string">
            <text:p>TMP100NA/3K</text:p>
          </table:covered-table-cell>
          <table:covered-table-cell table:style-name="ce33" office:value-type="string">
            <text:p>-</text:p>
          </table:covered-table-cell>
          <table:covered-table-cell table:style-name="ce33" office:value-type="string">
            <text:p>SUCHAI</text:p>
          </table:covered-table-cell>
          <table:covered-table-cell table:style-name="ce33" office:value-type="string">
            <text:p>SOT23-6</text:p>
          </table:covered-table-cell>
          <table:covered-table-cell table:style-name="ce48" office:value-type="string">
            <text:p>296-26833-1-ND </text:p>
          </table:covered-table-cell>
          <table:covered-table-cell table:style-name="ce48" office:value-type="string">
            <text:p>526-993 </text:p>
          </table:covered-table-cell>
          <table:table-cell table:style-name="ce33"/>
          <table:covered-table-cell table:style-name="ce33" office:value-type="float" office:value="2.15">
            <text:p>2,15</text:p>
          </table:covered-table-cell>
          <table:covered-table-cell table:style-name="ce33" office:value-type="float" office:value="2801">
            <text:p>2801</text:p>
          </table:covered-table-cell>
          <table:table-cell table:style-name="ce67"/>
          <table:covered-table-cell table:number-columns-repeated="2" table:style-name="ce75"/>
          <table:table-cell table:style-name="ce67"/>
          <table:table-cell table:style-name="ce92" office:value-type="string">
            <text:p>Temperature sensor Nº3</text:p>
          </table:table-cell>
          <table:table-cell table:style-name="ce67" table:number-columns-repeated="6"/>
          <table:table-cell table:style-name="ce67" office:value-type="string">
            <text:p>x</text:p>
          </table:table-cell>
          <table:table-cell table:style-name="ce106"/>
          <table:table-cell table:number-columns-repeated="999"/>
        </table:table-row>
        <table:table-row table:style-name="ro1">
          <table:table-cell/>
          <table:table-cell table:style-name="ce14" office:value-type="string">
            <text:p>TEMP_4</text:p>
          </table:table-cell>
          <table:covered-table-cell table:style-name="ce34" office:value-type="string">
            <text:p>Texas Instruments</text:p>
          </table:covered-table-cell>
          <table:covered-table-cell table:style-name="ce34" office:value-type="string">
            <text:p>TMP100NA/3K</text:p>
          </table:covered-table-cell>
          <table:covered-table-cell table:style-name="ce34" office:value-type="string">
            <text:p>-</text:p>
          </table:covered-table-cell>
          <table:covered-table-cell table:style-name="ce34" office:value-type="string">
            <text:p>SUCHAI</text:p>
          </table:covered-table-cell>
          <table:covered-table-cell table:style-name="ce34" office:value-type="string">
            <text:p>SOT23-6</text:p>
          </table:covered-table-cell>
          <table:covered-table-cell table:style-name="ce49" office:value-type="string">
            <text:p>296-26833-1-ND </text:p>
          </table:covered-table-cell>
          <table:covered-table-cell table:style-name="ce49" office:value-type="string">
            <text:p>526-993 </text:p>
          </table:covered-table-cell>
          <table:table-cell table:style-name="ce34"/>
          <table:covered-table-cell table:style-name="ce34" office:value-type="float" office:value="2.15">
            <text:p>2,15</text:p>
          </table:covered-table-cell>
          <table:covered-table-cell table:style-name="ce34" office:value-type="float" office:value="2801">
            <text:p>2801</text:p>
          </table:covered-table-cell>
          <table:table-cell table:style-name="ce68"/>
          <table:covered-table-cell table:number-columns-repeated="2" table:style-name="ce76"/>
          <table:table-cell table:style-name="ce68"/>
          <table:table-cell table:style-name="ce93" office:value-type="string">
            <text:p>Temperature sensor Nº4</text:p>
          </table:table-cell>
          <table:table-cell table:style-name="ce68" table:number-columns-repeated="6"/>
          <table:table-cell table:style-name="ce68" office:value-type="string">
            <text:p>x</text:p>
          </table:table-cell>
          <table:table-cell table:style-name="ce107"/>
          <table:table-cell table:number-columns-repeated="999"/>
        </table:table-row>
        <table:table-row table:style-name="ro4">
          <table:table-cell/>
          <table:table-cell table:style-name="ce19" office:value-type="string">
            <text:p>DAC</text:p>
          </table:table-cell>
          <table:table-cell table:style-name="ce39"/>
          <table:table-cell table:style-name="ce54" office:value-type="string">
            <text:p>DAC8851</text:p>
          </table:table-cell>
          <table:table-cell table:style-name="ce39" table:number-columns-repeated="2"/>
          <table:table-cell table:style-name="ce39" office:value-type="string">
            <text:p>MSOP8</text:p>
          </table:table-cell>
          <table:table-cell table:style-name="ce54" office:value-type="string">
            <text:p>296-21222-1-ND</text:p>
          </table:table-cell>
          <table:table-cell table:style-name="ce54"/>
          <table:table-cell table:style-name="ce39" table:number-columns-repeated="4"/>
          <table:table-cell table:style-name="ce82" office:value-type="float" office:value="1">
            <text:p>1</text:p>
          </table:table-cell>
          <table:table-cell table:style-name="ce82"/>
          <table:table-cell table:style-name="ce39"/>
          <table:table-cell table:style-name="ce100"/>
          <table:table-cell table:style-name="ce39" table:number-columns-repeated="7"/>
          <table:table-cell table:style-name="ce111"/>
          <table:table-cell table:number-columns-repeated="999"/>
        </table:table-row>
        <table:table-row table:style-name="ro1">
          <table:table-cell/>
          <table:table-cell table:style-name="ce20" table:number-columns-repeated="12"/>
          <table:table-cell table:style-name="ce80" table:number-columns-repeated="2"/>
          <table:table-cell table:style-name="ce20" table:number-columns-repeated="9"/>
          <table:table-cell table:number-columns-repeated="1000"/>
        </table:table-row>
        <table:table-row table:style-name="ro2">
          <table:table-cell/>
          <table:table-cell table:style-name="ce3" office:value-type="string" table:number-columns-spanned="11" table:number-rows-spanned="1">
            <text:p>Additional elements (not in the board but used in payloads)</text:p>
          </table:table-cell>
          <table:covered-table-cell table:number-columns-repeated="10" table:style-name="ce20"/>
          <table:table-cell table:style-name="ce20"/>
          <table:table-cell table:style-name="ce80" table:number-columns-repeated="2"/>
          <table:table-cell table:style-name="ce20" table:number-columns-repeated="9"/>
          <table:table-cell table:number-columns-repeated="1000"/>
        </table:table-row>
        <table:table-row table:style-name="ro2">
          <table:table-cell/>
          <table:table-cell table:style-name="ce21"/>
          <table:table-cell table:style-name="ce20" table:number-columns-repeated="11"/>
          <table:table-cell table:style-name="ce80" table:number-columns-repeated="2"/>
          <table:table-cell table:style-name="ce20" table:number-columns-repeated="9"/>
          <table:table-cell table:number-columns-repeated="1000"/>
        </table:table-row>
        <table:table-row table:style-name="ro1">
          <table:table-cell/>
          <table:table-cell table:style-name="ce18" office:value-type="string">
            <text:p>GPS</text:p>
          </table:table-cell>
          <table:table-cell table:style-name="ce37" office:value-type="string">
            <text:p>Javad</text:p>
          </table:table-cell>
          <table:table-cell table:style-name="ce37" office:value-type="string">
            <text:p>TR-G2</text:p>
          </table:table-cell>
          <table:table-cell table:number-columns-repeated="5" table:style-name="ce37" office:value-type="string">
            <text:p>-</text:p>
          </table:table-cell>
          <table:table-cell table:style-name="ce37"/>
          <table:table-cell table:style-name="ce37" office:value-type="float" office:value="2025">
            <text:p>2025</text:p>
          </table:table-cell>
          <table:table-cell table:style-name="ce37" office:value-type="string">
            <text:p>-</text:p>
          </table:table-cell>
          <table:table-cell table:style-name="ce37"/>
          <table:table-cell table:number-columns-repeated="2" table:style-name="ce74" office:value-type="float" office:value="1">
            <text:p>1</text:p>
          </table:table-cell>
          <table:table-cell table:style-name="ce37"/>
          <table:table-cell table:style-name="ce99" office:value-type="string">
            <text:p>Javad's TR-G2 GPS (without Cocom limits)</text:p>
          </table:table-cell>
          <table:table-cell table:style-name="ce37" office:value-type="string">
            <text:p>x</text:p>
          </table:table-cell>
          <table:table-cell table:style-name="ce37" table:number-columns-repeated="6"/>
          <table:table-cell table:style-name="ce110"/>
          <table:table-cell table:number-columns-repeated="999"/>
        </table:table-row>
        <table:table-row table:style-name="ro1">
          <table:table-cell/>
          <table:table-cell table:style-name="ce16" office:value-type="string">
            <text:p>GPS Screws</text:p>
          </table:table-cell>
          <table:table-cell table:style-name="ce20" table:number-columns-repeated="11"/>
          <table:table-cell table:style-name="ce80" table:number-columns-repeated="2"/>
          <table:table-cell table:style-name="ce20"/>
          <table:table-cell table:style-name="ce96"/>
          <table:table-cell table:style-name="ce20" office:value-type="string">
            <text:p>x</text:p>
          </table:table-cell>
          <table:table-cell table:style-name="ce20" table:number-columns-repeated="6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8" office:value-type="string">
            <text:p>GPS Antenna</text:p>
          </table:table-cell>
          <table:table-cell table:style-name="ce37" table:number-columns-repeated="11"/>
          <table:table-cell table:style-name="ce74" table:number-columns-repeated="2"/>
          <table:table-cell table:style-name="ce37"/>
          <table:table-cell table:style-name="ce99"/>
          <table:table-cell table:style-name="ce37" office:value-type="string">
            <text:p>x</text:p>
          </table:table-cell>
          <table:table-cell table:style-name="ce37" table:number-columns-repeated="6"/>
          <table:table-cell table:style-name="ce110"/>
          <table:table-cell table:number-columns-repeated="999"/>
        </table:table-row>
        <table:table-row table:style-name="ro6">
          <table:table-cell/>
          <table:table-cell table:style-name="ce22" office:value-type="string">
            <text:p>GPS Antenna Coaxial Connector</text:p>
          </table:table-cell>
          <table:table-cell table:style-name="ce20" table:number-columns-repeated="11"/>
          <table:table-cell table:style-name="ce80" table:number-columns-repeated="2"/>
          <table:table-cell table:style-name="ce20"/>
          <table:table-cell table:style-name="ce96"/>
          <table:table-cell table:style-name="ce20" office:value-type="string">
            <text:p>x</text:p>
          </table:table-cell>
          <table:table-cell table:style-name="ce20" table:number-columns-repeated="6"/>
          <table:table-cell table:style-name="ce109"/>
          <table:table-cell table:number-columns-repeated="999"/>
        </table:table-row>
        <table:table-row table:style-name="ro1">
          <table:table-cell/>
          <table:table-cell table:style-name="ce18" office:value-type="string">
            <text:p>CAM screws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am 1.6 mm / Len 10 mm</text:p>
          </table:table-cell>
          <table:table-cell table:number-columns-repeated="5" table:style-name="ce37" office:value-type="string">
            <text:p>-</text:p>
          </table:table-cell>
          <table:table-cell table:style-name="ce37"/>
          <table:table-cell table:number-columns-repeated="2" table:style-name="ce37" office:value-type="string">
            <text:p>-</text:p>
          </table:table-cell>
          <table:table-cell table:style-name="ce37"/>
          <table:table-cell table:style-name="ce74" table:number-columns-repeated="2"/>
          <table:table-cell table:style-name="ce37"/>
          <table:table-cell table:style-name="ce101" table:number-columns-repeated="2"/>
          <table:table-cell table:style-name="ce37" office:value-type="string">
            <text:p>x</text:p>
          </table:table-cell>
          <table:table-cell table:style-name="ce37" table:number-columns-repeated="5"/>
          <table:table-cell table:style-name="ce110"/>
          <table:table-cell table:number-columns-repeated="999"/>
        </table:table-row>
        <table:table-row table:style-name="ro1">
          <table:table-cell/>
          <table:table-cell table:style-name="ce23" office:value-type="string">
            <text:p>Gyroscope</text:p>
          </table:table-cell>
          <table:table-cell table:style-name="ce40" office:value-type="string">
            <text:p>Sparkfun</text:p>
          </table:table-cell>
          <table:table-cell table:style-name="ce40" office:value-type="string">
            <text:p>SEN-10612</text:p>
          </table:table-cell>
          <table:table-cell table:number-columns-repeated="5" table:style-name="ce40" office:value-type="string">
            <text:p>-</text:p>
          </table:table-cell>
          <table:table-cell table:style-name="ce40"/>
          <table:table-cell table:style-name="ce40" office:value-type="float" office:value="49.95">
            <text:p>49,95</text:p>
          </table:table-cell>
          <table:table-cell table:style-name="ce40" office:value-type="string">
            <text:p>-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string">
            <text:p>Sparkfun's breakout board for L3G4200D tri-axis gyroscope</text:p>
          </table:table-cell>
          <table:table-cell table:style-name="ce40" table:number-columns-repeated="5"/>
          <table:table-cell table:style-name="ce40" office:value-type="string">
            <text:p>x</text:p>
          </table:table-cell>
          <table:table-cell table:style-name="ce40"/>
          <table:table-cell table:style-name="ce112"/>
          <table:table-cell table:number-columns-repeated="999"/>
        </table:table-row>
        <table:table-row table:style-name="ro3">
          <table:table-cell/>
          <table:table-cell table:style-name="ce18" office:value-type="string">
            <text:p>Camera</text:p>
          </table:table-cell>
          <table:table-cell table:style-name="ce37" office:value-type="string">
            <text:p>Electronics123</text:p>
          </table:table-cell>
          <table:table-cell table:style-name="ce52" office:value-type="string">
            <text:p>C329-SPI-board <text:s/></text:p>
          </table:table-cell>
          <table:table-cell table:number-columns-repeated="5" table:style-name="ce37" office:value-type="string">
            <text:p>-</text:p>
          </table:table-cell>
          <table:table-cell table:style-name="ce37"/>
          <table:table-cell table:style-name="ce37" office:value-type="float" office:value="73.95">
            <text:p>73,95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/>
          <table:table-cell table:style-name="ce37" office:value-type="string">
            <text:p>Electronics123's C329 SPI camera</text:p>
          </table:table-cell>
          <table:table-cell table:style-name="ce37"/>
          <table:table-cell table:style-name="ce37" office:value-type="string">
            <text:p>x</text:p>
          </table:table-cell>
          <table:table-cell table:style-name="ce37" table:number-columns-repeated="5"/>
          <table:table-cell table:style-name="ce110"/>
          <table:table-cell table:number-columns-repeated="999"/>
        </table:table-row>
        <table:table-row table:style-name="ro1">
          <table:table-cell/>
          <table:table-cell table:style-name="ce19" office:value-type="string">
            <text:p>Lens</text:p>
          </table:table-cell>
          <table:table-cell table:style-name="ce39" office:value-type="string">
            <text:p>Electronics123</text:p>
          </table:table-cell>
          <table:table-cell table:style-name="ce39" office:value-type="string">
            <text:p>Several options</text:p>
          </table:table-cell>
          <table:table-cell table:number-columns-repeated="5" table:style-name="ce39" office:value-type="string">
            <text:p>-</text:p>
          </table:table-cell>
          <table:table-cell table:style-name="ce39"/>
          <table:table-cell table:style-name="ce39" office:value-type="float" office:value="15">
            <text:p>15</text:p>
          </table:table-cell>
          <table:table-cell table:style-name="ce39" table:number-columns-repeated="2"/>
          <table:table-cell table:style-name="ce39" office:value-type="float" office:value="1">
            <text:p>1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39" office:value-type="string">
            <text:p>Lenses for C329 camera. Many options to choose.</text:p>
          </table:table-cell>
          <table:table-cell table:style-name="ce39"/>
          <table:table-cell table:style-name="ce39" office:value-type="string">
            <text:p>x</text:p>
          </table:table-cell>
          <table:table-cell table:style-name="ce39" table:number-columns-repeated="5"/>
          <table:table-cell table:style-name="ce111"/>
          <table:table-cell table:number-columns-repeated="999"/>
        </table:table-row>
        <table:table-row table:style-name="ro1" table:number-rows-repeated="2">
          <table:table-cell/>
          <table:table-cell table:style-name="ce20" table:number-columns-repeated="15"/>
          <table:table-cell table:number-columns-repeated="100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00"/>
    </style:style>
    <style:style style:name="Sin_20_nombre2" style:display-name="Sin nombre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-07-2014</text:date>, <text:time>20:1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4:36.70</meta:creation-date>
    <dc:date>2014-07-07T20:14:21.88</dc:date>
    <meta:editing-duration>P10DT17H48M54S</meta:editing-duration>
    <meta:editing-cycles>95</meta:editing-cycles>
    <meta:generator>OpenOffice/4.0.0$Win32 OpenOffice.org_project/400m3$Build-9702</meta:generator>
    <meta:document-statistic meta:table-count="3" meta:cell-count="592" meta:object-count="0"/>
  </office:meta>
</office:document-meta>
</file>